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draw:marker-start-width="0.65cm" draw:marker-end-width="0.65cm" draw:stroke-linejoin="bevel" svg:stroke-linecap="round" draw:textarea-horizontal-align="justify" draw:textarea-vertical-align="middle" draw:auto-grow-height="false" fo:min-height="2.45cm" fo:min-width="2.2cm" fo:padding-top="0.275cm" fo:padding-bottom="0.275cm" fo:padding-left="0.4cm" fo:padding-right="0.4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3.5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0.25cm" fo:min-width="1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cm" svg:height="3cm" svg:x="8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0.5cm" svg:x="7.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8.5cm" svg:y="3.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3.6cm" svg:x2="9cm" svg:y2="4.1cm">
          <text:p/>
        </draw:line>
        <draw:line draw:style-name="gr4" draw:text-style-name="P3" draw:layer="layout" svg:x1="9.5cm" svg:y1="3.6cm" svg:x2="9.5cm" svg:y2="4.1cm">
          <text:p/>
        </draw:line>
        <draw:line draw:style-name="gr4" draw:text-style-name="P3" draw:layer="layout" svg:x1="10cm" svg:y1="3.6cm" svg:x2="10cm" svg:y2="4.1cm">
          <text:p/>
        </draw:line>
        <draw:polygon draw:style-name="gr5" draw:text-style-name="P1" draw:layer="layout" svg:width="1.999cm" svg:height="1.499cm" svg:x="10cm" svg:y="1.5cm" svg:viewBox="0 0 2000 1500" draw:points="0,1500 0,0 2000,0 2000,500 500,500 500,1500">
          <text:p/>
        </draw:polygon>
        <draw:polygon draw:style-name="gr5" draw:text-style-name="P1" draw:layer="layout" svg:width="1.999cm" svg:height="1.499cm" svg:x="7cm" svg:y="1.5cm" svg:viewBox="0 0 2000 1500" draw:points="2000,1500 2000,0 0,0 0,500 1500,500 1500,1500">
          <text:p/>
        </draw:polygon>
        <draw:line draw:style-name="gr6" draw:text-style-name="P3" draw:layer="layout" svg:x1="9.8cm" svg:y1="2.5cm" svg:x2="10.8cm" svg:y2="2.5cm">
          <text:p/>
        </draw:line>
        <draw:line draw:style-name="gr6" draw:text-style-name="P3" draw:layer="layout" svg:x1="8.3cm" svg:y1="2.5cm" svg:x2="9.3cm" svg:y2="2.5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4T22:02:15.469000000</meta:creation-date>
    <dc:date>2022-07-04T22:08:46.383000000</dc:date>
    <meta:editing-duration>PT6M31S</meta:editing-duration>
    <meta:editing-cycles>1</meta:editing-cycles>
    <meta:document-statistic meta:object-count="33"/>
    <meta:generator>LibreOffice/7.2.1.2$Windows_X86_64 LibreOffice_project/87b77fad49947c1441b67c559c339af8f3517e22</meta:generator>
  </office:meta>
</office:document-meta>
</file>